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style:font-name="文泉驿正黑" style:font-name-asian="文泉驿正黑" style:font-name-complex="文泉驿正黑"/>
    </style:style>
    <style:style style:name="P4" style:family="paragraph" style:parent-style-name="Standard">
      <style:text-properties fo:color="#008000" fo:font-weight="bold" style:font-weight-asian="bold" style:font-weight-complex="bold"/>
    </style:style>
    <style:style style:name="P5" style:family="paragraph" style:parent-style-name="Preformatted_20_Text">
      <style:text-properties fo:color="#008000" fo:font-weight="bold" style:font-weight-asian="bold" style:font-weight-complex="bold"/>
    </style:style>
    <style:style style:name="P6"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text:soft-page-break/>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3">系统级</text:span><text:tab/><text:tab/>：对整个系统功能的定义和结构的探索。</text:p>
      <text:p text:style-name="Standard"><text:tab/><text:span text:style-name="T3">算法级</text:span><text:tab/><text:tab/>：确保一些核心算法和系统行为的正确。</text:p>
      <text:p text:style-name="Standard"><text:tab/><text:span text:style-name="T3">寄存器传输级</text:span>：利用组合逻辑和时序逻辑来描述电路。</text:p>
      <text:p text:style-name="Standard"><text:tab/><text:span text:style-name="T4">门级</text:span><text:tab/><text:tab/>：偏重工艺描述</text:p>
      <text:p text:style-name="Standard"><text:tab/><text:span text:style-name="T4">开关级<text:tab/></text:span><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4"/>
      <text:p text:style-name="P4"><text:tab/><text:bookmark text:name="best-content-911500348"/>1、verilog建模方式分为：行为级和结构级</text:p>
      <text:p text:style-name="P5"><text:tab/>2、行为级建模包括系统级、算法级和RTL级</text:p>
      <text:p text:style-name="P6"><text:tab/>3、结构级也称为“门级和开关级”，包含模块实例和基本元件实例</text:p>
      <text:p text:style-name="Standard"><text:tab/><text:span text:style-name="T5">systemc也一样</text:span></text:p>
      <text:p text:style-name="Standard"/>
      <text:h text:style-name="Heading_20_3" text:outline-level="3">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soft-page-break/><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29T17:50:00</dc:date>
    <dc:creator>王树珂 Wang)</dc:creator>
    <meta:editing-duration>PT10H32M11S</meta:editing-duration>
    <meta:editing-cycles>305</meta:editing-cycles>
    <meta:generator>LibreOffice/3.5$Linux_X86_64 LibreOffice_project/350m1$Build-202</meta:generator>
    <meta:document-statistic meta:table-count="0" meta:image-count="0" meta:object-count="0" meta:page-count="19" meta:paragraph-count="322" meta:word-count="2197" meta:character-count="13267" meta:non-whitespace-character-count="13385"/>
  </office:meta>
</office:document-meta>
</file>